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5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odada</text:p>
          </table:table-cell>
          <table:table-cell table:style-name="ce1" office:value-type="string" calcext:value-type="string">
            <text:p>Exp – 1</text:p>
          </table:table-cell>
          <table:table-cell table:style-name="ce1" office:value-type="string" calcext:value-type="string">
            <text:p>Exp – 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.529565" calcext:value-type="float">
            <text:p>17,529565</text:p>
          </table:table-cell>
          <table:table-cell office:value-type="float" office:value="11.16719" calcext:value-type="float">
            <text:p>11,16719</text:p>
          </table:table-cell>
          <table:table-cell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579679" calcext:value-type="float">
            <text:p>17,579679</text:p>
          </table:table-cell>
          <table:table-cell office:value-type="float" office:value="11.11164" calcext:value-type="float">
            <text:p>11,111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521919" calcext:value-type="float">
            <text:p>17,521919</text:p>
          </table:table-cell>
          <table:table-cell office:value-type="float" office:value="11.025556" calcext:value-type="float">
            <text:p>11,0255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80999" calcext:value-type="float">
            <text:p>17,580999</text:p>
          </table:table-cell>
          <table:table-cell office:value-type="float" office:value="11.240491" calcext:value-type="float">
            <text:p>11,2404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7538" calcext:value-type="float">
            <text:p>17,57538</text:p>
          </table:table-cell>
          <table:table-cell office:value-type="float" office:value="11.286788" calcext:value-type="float">
            <text:p>11,2867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36481" calcext:value-type="float">
            <text:p>17,536481</text:p>
          </table:table-cell>
          <table:table-cell office:value-type="float" office:value="11.204317" calcext:value-type="float">
            <text:p>11,20431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579261" calcext:value-type="float">
            <text:p>17,579261</text:p>
          </table:table-cell>
          <table:table-cell office:value-type="float" office:value="11.27062" calcext:value-type="float">
            <text:p>11,2706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35292" calcext:value-type="float">
            <text:p>17,535292</text:p>
          </table:table-cell>
          <table:table-cell office:value-type="float" office:value="11.214343" calcext:value-type="float">
            <text:p>11,2143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40476" calcext:value-type="float">
            <text:p>17,540476</text:p>
          </table:table-cell>
          <table:table-cell office:value-type="float" office:value="10.723577" calcext:value-type="float">
            <text:p>10,7235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579853" calcext:value-type="float">
            <text:p>17,579853</text:p>
          </table:table-cell>
          <table:table-cell office:value-type="float" office:value="11.051005" calcext:value-type="float">
            <text:p>11,0510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mpo médio</text:p>
          </table:table-cell>
          <table:table-cell table:style-name="ce1" table:formula="of:=AVERAGE([.B3:.B12])" office:value-type="float" office:value="17.5558905" calcext:value-type="float">
            <text:p>17,5558905</text:p>
          </table:table-cell>
          <table:table-cell table:style-name="ce1" table:formula="of:=AVERAGE([.C3:.C12])" office:value-type="float" office:value="11.1295527" calcext:value-type="float">
            <text:p>11,12955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eedUp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B13]/[.C13])" office:value-type="float" office:value="1.57741204639788" calcext:value-type="float">
            <text:p>1,57741204639788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A Experiência 2 foi mais rápida porque, usando 4 processos MPI, ela distribui melhor o conjunto P entre os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processos, reduzindo o tempo de compute de ~17 s para ~10 s. Embora o broadcast seja mais caro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(1,10 s contra 0,53 s na Experiência 1), esse custo adicional é pequeno comparado à grande redução no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<text:s/>no tempo de cálculo das distâncias, que é a parte mais pesada do KNN. Assim, a Experiência 2 alcança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um speedup de aproximadamente 1,58×, mostrando que aumentar o número de ṕrocessos MPI melhora o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o desempenho mais do que apenas aumentar threads dentro de poucos processos.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8:18:09.410680595</meta:creation-date>
    <dc:date>2025-11-22T18:43:35.634803170</dc:date>
    <meta:editing-duration>PT1M5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